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4000002587D7689C4B1D390D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665cm" svg:x="1cm" svg:y="8.517cm">
          <draw:image xlink:href="Pictures/1000000000000384000002587D7689C4B1D390D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document-statistic meta:object-count="1"/>
    <meta:generator>LibreOffice/6.4.4.2$Windows_X86_64 LibreOffice_project/3d775be2011f3886db32dfd395a6a6d1ca2630ff</meta:generator>
  </office:meta>
</office:document-meta>
</file>